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6cm"/>
    </style:style>
    <style:style style:name="co3" style:family="table-column">
      <style:table-column-properties fo:break-before="auto" style:column-width="6.604cm"/>
    </style:style>
    <style:style style:name="co4" style:family="table-column">
      <style:table-column-properties fo:break-before="auto" style:column-width="19.6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2">
          <table:table-cell table:style-name="ce1" office:value-type="string">
            <text:p>Page Titel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Comments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Home</text:p>
          </table:table-cell>
          <table:table-cell office:value-type="string">
            <text:p>/</text:p>
          </table:table-cell>
          <table:table-cell office:value-type="string">
            <text:p>Arcade</text:p>
          </table:table-cell>
          <table:table-cell table:number-columns-repeated="1021"/>
        </table:table-row>
        <table:table-row table:style-name="ro1">
          <table:table-cell office:value-type="string">
            <text:p>Contact</text:p>
          </table:table-cell>
          <table:table-cell office:value-type="string">
            <text:p>/contact</text:p>
          </table:table-cell>
          <table:table-cell office:value-type="string">
            <text:p>Contact Form, available in all menues</text:p>
          </table:table-cell>
          <table:table-cell table:number-columns-repeated="1021"/>
        </table:table-row>
        <table:table-row table:style-name="ro1">
          <table:table-cell office:value-type="string">
            <text:p>CMS</text:p>
          </table:table-cell>
          <table:table-cell office:value-type="string">
            <text:p>/content/*</text:p>
          </table:table-cell>
          <table:table-cell office:value-type="string">
            <text:p>all content created maintained by the cms is available under /content/. E.g. /content/about-u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elp/*</text:p>
          </table:table-cell>
          <table:table-cell office:value-type="string">
            <text:p>All help pages will be available via /help/</text:p>
          </table:table-cell>
          <table:table-cell table:number-columns-repeated="1021"/>
        </table:table-row>
        <table:table-row table:style-name="ro1">
          <table:table-cell office:value-type="string">
            <text:p>Login Form</text:p>
          </table:table-cell>
          <table:table-cell office:value-type="string">
            <text:p>/user/login</text:p>
          </table:table-cell>
          <table:table-cell office:value-type="string">
            <text:p>Visible if user logged out, part of main men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user/logout</text:p>
          </table:table-cell>
          <table:table-cell office:value-type="string">
            <text:p>Visible if user logged in, part of main menu, redirection to /</text:p>
          </table:table-cell>
          <table:table-cell table:number-columns-repeated="1021"/>
        </table:table-row>
        <table:table-row table:style-name="ro1">
          <table:table-cell office:value-type="string">
            <text:p>Registration Form</text:p>
          </table:table-cell>
          <table:table-cell office:value-type="string">
            <text:p>/user/register</text:p>
          </table:table-cell>
          <table:table-cell table:number-columns-repeated="1022"/>
        </table:table-row>
        <table:table-row table:style-name="ro1">
          <table:table-cell office:value-type="string">
            <text:p>Forgotten Password</text:p>
          </table:table-cell>
          <table:table-cell office:value-type="string">
            <text:p>/user/restore-password</text:p>
          </table:table-cell>
          <table:table-cell table:number-columns-repeated="1022"/>
        </table:table-row>
        <table:table-row table:style-name="ro1">
          <table:table-cell office:value-type="string">
            <text:p>User Profile</text:p>
          </table:table-cell>
          <table:table-cell office:value-type="string">
            <text:p>/user/profi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/adm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/admin/user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/admin/users/profilefields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16/08/2011</text:date>, <text:time>22:5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40M44S</meta:editing-duration>
    <meta:editing-cycles>8</meta:editing-cycles>
    <meta:generator>OpenOffice.org/3.2$Win32 OpenOffice.org_project/320m18$Build-9502</meta:generator>
    <dc:date>2011-08-16T22:55:14.79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